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729cm"/>
    </style:style>
    <style:style style:name="Tableau1.B" style:family="table-column">
      <style:table-column-properties style:column-width="6.916cm"/>
    </style:style>
    <style:style style:name="Tableau1.C" style:family="table-column">
      <style:table-column-properties style:column-width="7.35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5.311cm" table:align="left"/>
    </style:style>
    <style:style style:name="Tableau2.A" style:family="table-column">
      <style:table-column-properties style:column-width="1.647cm"/>
    </style:style>
    <style:style style:name="Tableau2.B" style:family="table-column">
      <style:table-column-properties style:column-width="3.664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1f8d7e"/>
    </style:style>
    <style:style style:name="P2" style:family="paragraph" style:parent-style-name="Heading_20_2">
      <style:text-properties officeooo:paragraph-rsid="001f8d7e"/>
    </style:style>
    <style:style style:name="P3" style:family="paragraph" style:parent-style-name="Heading_20_3">
      <style:text-properties officeooo:paragraph-rsid="001f8d7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 style:list-style-name="L12"/>
    <style:style style:name="P6" style:family="paragraph" style:parent-style-name="Preformatted_20_Text" style:list-style-name="L12">
      <style:paragraph-properties fo:margin-top="0cm" fo:margin-bottom="0.499cm" style:contextual-spacing="false"/>
    </style:style>
    <style:style style:name="P7" style:family="paragraph" style:parent-style-name="Preformatted_20_Text">
      <style:text-properties officeooo:paragraph-rsid="001f8d7e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paragraph-rsid="001f8d7e"/>
    </style:style>
    <style:style style:name="P9" style:family="paragraph" style:parent-style-name="Table_20_Contents">
      <style:text-properties officeooo:paragraph-rsid="001f8d7e"/>
    </style:style>
    <style:style style:name="P10" style:family="paragraph" style:parent-style-name="Table_20_Heading">
      <style:text-properties officeooo:paragraph-rsid="001f8d7e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paragraph-rsid="001f8d7e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cm" fo:margin-bottom="0cm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P30" style:family="paragraph" style:parent-style-name="Text_20_body" style:list-style-name="L12"/>
    <style:style style:name="P31" style:family="paragraph" style:parent-style-name="Text_20_body" style:list-style-name="L13"/>
    <style:style style:name="P32" style:family="paragraph" style:parent-style-name="Text_20_body" style:list-style-name="L13">
      <style:paragraph-properties fo:margin-top="0cm" fo:margin-bottom="0cm" style:contextual-spacing="false"/>
    </style:style>
    <style:style style:name="P33" style:family="paragraph" style:parent-style-name="Text_20_body" style:list-style-name="L14">
      <style:text-properties officeooo:paragraph-rsid="001f8d7e"/>
    </style:style>
    <style:style style:name="P34" style:family="paragraph" style:parent-style-name="Text_20_body" style:list-style-name="L15">
      <style:text-properties officeooo:paragraph-rsid="001f8d7e"/>
    </style:style>
    <style:style style:name="P35" style:family="paragraph" style:parent-style-name="Text_20_body">
      <style:text-properties officeooo:paragraph-rsid="001f8d7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Heading_20_3" text:outline-level="3">Agence nationale pour la formation professionnelle des adultes</text:h>
      <text:h text:style-name="Heading_20_2" text:outline-level="2">Base de données NoSQL : Nouveau paradigme, MongoDB</text:h>
      <text:p text:style-name="Horizontal_20_Line"/>
      <text:h text:style-name="Heading_20_3" text:outline-level="3">Objectifs pédagogiques</text:h>
      <text:list text:style-name="L5">
        <text:list-item>
          <text:p text:style-name="P17"><text:span text:style-name="Strong_20_Emphasis">Se familiariser avec le nouveau paradigme des bases de données NoSQL</text:span> : Comprendre les concepts fondamentaux qui différencient les bases de données NoSQL des bases de données relationnelles traditionnelles. </text:p>
        </text:list-item>
        <text:list-item>
          <text:p text:style-name="P17"><text:span text:style-name="Strong_20_Emphasis">Maîtriser les concepts autour du NoSQL</text:span> : Apprendre les différents types de bases de données NoSQL, leurs avantages et inconvénients, et comment elles sont utilisées dans le monde réel. </text:p>
        </text:list-item>
        <text:list-item>
          <text:p text:style-name="P16"><text:span text:style-name="Strong_20_Emphasis">Construire et manipuler une base NoSQL avec MongoDB</text:span> : Acquérir des compétences pratiques en utilisant MongoDB pour créer, lire, mettre à jour et supprimer des données. </text:p>
        </text:list-item>
      </text:list>
      <text:p text:style-name="Horizontal_20_Line"/>
      <text:h text:style-name="Heading_20_3" text:outline-level="3">Introduction</text:h>
      <text:list text:style-name="L6">
        <text:list-item>
          <text:p text:style-name="P19"><text:span text:style-name="Strong_20_Emphasis">Contexte historique</text:span> : </text:p>
          <text:list>
            <text:list-item>
              <text:p text:style-name="P19"><text:span text:style-name="Strong_20_Emphasis">Années 2000</text:span> : Avec l'essor du « Web 2.0 » et l'émergence des géants de la technologie comme Google, Apple, Facebook, Amazon et Microsoft (GAFAM), la quantité de données générées a explosé. </text:p>
            </text:list-item>
            <text:list-item>
              <text:p text:style-name="P19"><text:span text:style-name="Strong_20_Emphasis">Limites des SGBD relationnels</text:span> : Les systèmes de gestion de bases de données relationnelles (SGBDR) traditionnels ont montré leurs limites face à ces volumes de données massifs, notamment en termes de scalabilité et de performance. </text:p>
            </text:list-item>
            <text:list-item>
              <text:p text:style-name="P18"><text:span text:style-name="Strong_20_Emphasis">Émergence des bases de données NoSQL</text:span> : Pour répondre à ces nouveaux besoins, les bases de données NoSQL (Not Only SQL) ont été développées. Elles offrent une flexibilité et une scalabilité accrues en s'écartant du modèle relationnel traditionnel. </text:p>
            </text:list-item>
          </text:list>
        </text:list-item>
      </text:list>
      <text:p text:style-name="Horizontal_20_Line"/>
      <text:h text:style-name="Heading_20_3" text:outline-level="3">Paradigme NoSQL</text:h>
      <text:list text:style-name="L7">
        <text:list-item>
          <text:p text:style-name="P20"><text:span text:style-name="Strong_20_Emphasis">Popularisation</text:span> :</text:p>
          <text:list>
            <text:list-item>
              <text:p text:style-name="P21">Le terme « NoSQL » a été popularisé en 2009 pour désigner une nouvelle génération de bases de données qui ne suivent pas le modèle relationnel. </text:p>
            </text:list-item>
          </text:list>
        </text:list-item>
        <text:list-item>
          <text:p text:style-name="P20"><text:span text:style-name="Strong_20_Emphasis">Objectifs</text:span> :</text:p>
          <text:list>
            <text:list-item>
              <text:p text:style-name="P21"><text:span text:style-name="Strong_20_Emphasis">Se soustraire des contraintes des SGBDR</text:span> : Les bases de données NoSQL ne nécessitent pas de schéma fixe, ce qui permet une plus grande flexibilité. </text:p>
            </text:list-item>
            <text:list-item>
              <text:p text:style-name="P21"><text:span text:style-name="Strong_20_Emphasis">Dénormaliser les modèles</text:span> : Contrairement aux bases de données relationnelles qui normalisent les données pour éviter la redondance, les bases de données NoSQL favorisent la dénormalisation pour améliorer les performances de requêtage. </text:p>
            </text:list-item>
            <text:list-item>
              <text:p text:style-name="P21"><text:soft-page-break/><text:span text:style-name="Strong_20_Emphasis">Favoriser les performances de requêtage</text:span> : En sacrifiant certaines garanties d'intégrité, les bases de données NoSQL peuvent offrir des performances de lecture et d'écriture plus rapides. </text:p>
            </text:list-item>
            <text:list-item>
              <text:p text:style-name="P21"><text:span text:style-name="Strong_20_Emphasis">Favoriser l’évolutivité (« scalability »)</text:span> : Les bases de données NoSQL sont conçues pour s'adapter facilement à des changements de volume de données et de charge de travail. </text:p>
            </text:list-item>
          </text:list>
        </text:list-item>
        <text:list-item>
          <text:p text:style-name="P20"><text:span text:style-name="Strong_20_Emphasis">Scalability</text:span> :</text:p>
          <text:list>
            <text:list-item>
              <text:p text:style-name="P21"><text:span text:style-name="Strong_20_Emphasis">Définition</text:span> : La capacité d'un système à s'adapter à une augmentation ou une diminution de la charge de travail. </text:p>
            </text:list-item>
            <text:list-item>
              <text:p text:style-name="P20"><text:span text:style-name="Strong_20_Emphasis">Exemple</text:span> : Un site web qui doit gérer un afflux soudain de nouveaux utilisateurs peut facilement évoluer en ajoutant plus de serveurs. </text:p>
            </text:list-item>
          </text:list>
        </text:list-item>
      </text:list>
      <text:p text:style-name="Horizontal_20_Line"/>
      <text:h text:style-name="Heading_20_3" text:outline-level="3">Relationnel VS NoSQL</text:h>
      <text:list text:style-name="L8">
        <text:list-item>
          <text:p text:style-name="P22"><text:span text:style-name="Strong_20_Emphasis">Transactions ACID dans les SGBDR</text:span> :</text:p>
          <text:list>
            <text:list-item>
              <text:p text:style-name="P23"><text:span text:style-name="Strong_20_Emphasis">Atomicité</text:span> : Toutes les opérations d’une transaction sont effectuées, autrement aucune n’est réalisée. </text:p>
            </text:list-item>
            <text:list-item>
              <text:p text:style-name="P23"><text:span text:style-name="Strong_20_Emphasis">Cohérence</text:span> : Le contenu de la base doit être cohérent par rapport aux contraintes d’intégrité établies. </text:p>
            </text:list-item>
            <text:list-item>
              <text:p text:style-name="P23"><text:span text:style-name="Strong_20_Emphasis">Isolation</text:span> : Les modifications d’une transaction ne sont visibles que lorsqu’elle est validée pour éviter les problèmes de concurrence. </text:p>
            </text:list-item>
            <text:list-item>
              <text:p text:style-name="P23"><text:span text:style-name="Strong_20_Emphasis">Durabilité</text:span> : Une fois la transaction validée, l’état de la base est permanent, même en cas d’incident. </text:p>
            </text:list-item>
          </text:list>
        </text:list-item>
        <text:list-item>
          <text:p text:style-name="P22"><text:span text:style-name="Strong_20_Emphasis">BASE dans les bases NoSQL</text:span> :</text:p>
          <text:list>
            <text:list-item>
              <text:p text:style-name="P23"><text:span text:style-name="Strong_20_Emphasis">Basically Available</text:span> : Le système garantit un taux de disponibilité de la donnée via plusieurs mécanismes (duplication de l’information sur plusieurs serveurs). </text:p>
            </text:list-item>
            <text:list-item>
              <text:p text:style-name="P23"><text:span text:style-name="Strong_20_Emphasis">Soft-state</text:span> : La base n’est pas nécessairement cohérente à tout instant. </text:p>
            </text:list-item>
            <text:list-item>
              <text:p text:style-name="P22"><text:span text:style-name="Strong_20_Emphasis">Eventually consistent</text:span> : La base atteindra, à terme, un état cohérent. </text:p>
            </text:list-item>
          </text:list>
        </text:list-item>
      </text:list>
      <text:p text:style-name="Horizontal_20_Line"/>
      <text:h text:style-name="Heading_20_3" text:outline-level="3">MongoDB</text:h>
      <text:list text:style-name="L9">
        <text:list-item>
          <text:p text:style-name="P24"><text:span text:style-name="Strong_20_Emphasis">Généralités</text:span> :</text:p>
          <text:list>
            <text:list-item>
              <text:p text:style-name="P25"><text:span text:style-name="Strong_20_Emphasis">Base de données NoSQL orientée document</text:span> : MongoDB stocke les données sous forme de documents, similaires à des objets JSON, mais en format binaire BSON. </text:p>
            </text:list-item>
            <text:list-item>
              <text:p text:style-name="P25"><text:span text:style-name="Strong_20_Emphasis">Open Source et multiplateforme</text:span> : MongoDB est disponible gratuitement et peut être utilisé sur différents systèmes d'exploitation. </text:p>
            </text:list-item>
            <text:list-item>
              <text:p text:style-name="P25"><text:span text:style-name="Strong_20_Emphasis">Fortement lié à Javascript</text:span> : MongoDB utilise JavaScript pour ses commandes via le Shell Mongosh. </text:p>
            </text:list-item>
          </text:list>
        </text:list-item>
        <text:list-item>
          <text:p text:style-name="P24"><text:span text:style-name="Strong_20_Emphasis">Outils de développement</text:span> :</text:p>
          <text:list>
            <text:list-item>
              <text:p text:style-name="P25"><text:span text:style-name="Strong_20_Emphasis">Installation du serveur en local via Docker</text:span> : Utilisez des images Docker pour installer MongoDB facilement. </text:p>
            </text:list-item>
            <text:list-item>
              <text:p text:style-name="P25"><text:span text:style-name="Strong_20_Emphasis">Clients</text:span> : </text:p>
              <text:list>
                <text:list-item>
                  <text:p text:style-name="P25"><text:soft-page-break/><text:span text:style-name="Strong_20_Emphasis">MongoDB Shell (mongosh)</text:span> : Interface en ligne de commande pour interagir avec MongoDB. </text:p>
                </text:list-item>
                <text:list-item>
                  <text:p text:style-name="P24"><text:span text:style-name="Strong_20_Emphasis">Mongo Compass</text:span> : Interface graphique pour gérer et visualiser les données MongoDB. 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Terminologie SGBD</text:h>
      <text:list text:style-name="L10">
        <text:list-item>
          <text:p text:style-name="P27"><text:span text:style-name="Strong_20_Emphasis">Comparaison</text:span> : </text:p>
          <text:list>
            <text:list-item>
              <text:p text:style-name="P27"><text:span text:style-name="Strong_20_Emphasis">SGBDR</text:span> : </text:p>
              <text:list>
                <text:list-item>
                  <text:p text:style-name="P27"><text:span text:style-name="Strong_20_Emphasis">Table</text:span> : Collection de données structurées en lignes et colonnes. </text:p>
                </text:list-item>
                <text:list-item>
                  <text:p text:style-name="P27"><text:span text:style-name="Strong_20_Emphasis">Tuple/ligne/enregistrement</text:span> : Une entrée dans une table. </text:p>
                </text:list-item>
                <text:list-item>
                  <text:p text:style-name="P27"><text:span text:style-name="Strong_20_Emphasis">Colonne</text:span> : Un champ dans une table. </text:p>
                </text:list-item>
                <text:list-item>
                  <text:p text:style-name="P27"><text:span text:style-name="Strong_20_Emphasis">Jointure</text:span> : Opération pour combiner des données de plusieurs tables. </text:p>
                </text:list-item>
                <text:list-item>
                  <text:p text:style-name="P27"><text:span text:style-name="Strong_20_Emphasis">Clé primaire</text:span> : Identifiant unique pour chaque enregistrement. </text:p>
                </text:list-item>
              </text:list>
            </text:list-item>
            <text:list-item>
              <text:p text:style-name="P27"><text:span text:style-name="Strong_20_Emphasis">MongoDB</text:span> : </text:p>
              <text:list>
                <text:list-item>
                  <text:p text:style-name="P27"><text:span text:style-name="Strong_20_Emphasis">Collection</text:span> : Ensemble de documents. </text:p>
                </text:list-item>
                <text:list-item>
                  <text:p text:style-name="P27"><text:span text:style-name="Strong_20_Emphasis">Document</text:span> : Enregistrement de données, similaire à un objet JSON. </text:p>
                </text:list-item>
                <text:list-item>
                  <text:p text:style-name="P27"><text:span text:style-name="Strong_20_Emphasis">Champ</text:span> : Attribut d'un document. </text:p>
                </text:list-item>
                <text:list-item>
                  <text:p text:style-name="P27"><text:span text:style-name="Strong_20_Emphasis">Document incorporé</text:span> : Document imbriqué dans un autre document. </text:p>
                </text:list-item>
                <text:list-item>
                  <text:p text:style-name="P26"><text:span text:style-name="Strong_20_Emphasis">Clé primaire</text:span> : Identifiant unique pour chaque document, par défaut « _id ». 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Dénormalisation</text:h>
      <text:list text:style-name="L11">
        <text:list-item>
          <text:p text:style-name="P29"><text:span text:style-name="Strong_20_Emphasis">Concept</text:span> : </text:p>
          <text:list>
            <text:list-item>
              <text:p text:style-name="P29"><text:span text:style-name="Strong_20_Emphasis">Intégrer des données d’une entité à une autre</text:span> : Par exemple, inclure les informations d'un acteur directement dans le document d'un film. </text:p>
            </text:list-item>
            <text:list-item>
              <text:p text:style-name="P29"><text:span text:style-name="Strong_20_Emphasis">Réduire le nombre de jointures</text:span> : Moins de dépendances entre les collections, ce qui améliore les performances de lecture. </text:p>
            </text:list-item>
            <text:list-item>
              <text:p text:style-name="P29"><text:span text:style-name="Strong_20_Emphasis">Accélérer la lecture des données</text:span> : Les données sont plus rapidement accessibles car elles sont stockées ensemble. </text:p>
            </text:list-item>
            <text:list-item>
              <text:p text:style-name="P28"><text:span text:style-name="Strong_20_Emphasis">Conduire à de la redondance de données</text:span> : Les mêmes données peuvent être dupliquées dans plusieurs documents, ce qui peut compliquer les mises à jour. </text:p>
            </text:list-item>
          </text:list>
        </text:list-item>
      </text:list>
      <text:p text:style-name="Horizontal_20_Line"/>
      <text:h text:style-name="Heading_20_3" text:outline-level="3">Manipulation de base de données MongoDB</text:h>
      <text:list text:style-name="L12">
        <text:list-item>
          <text:p text:style-name="P30"><text:span text:style-name="Strong_20_Emphasis">Création de collection</text:span> :</text:p>
          <text:p text:style-name="P5"><text:span text:style-name="Source_20_Text">// Créer/utiliser une base de données</text:span></text:p>
          <text:p text:style-name="P5"><text:span text:style-name="Source_20_Text">use db_movies;</text:span></text:p>
          <text:p text:style-name="P5"/>
          <text:p text:style-name="P5"><text:span text:style-name="Source_20_Text">// Créer une collection</text:span></text:p>
          <text:p text:style-name="P5"><text:span text:style-name="Source_20_Text">db.createCollection("actors");</text:span></text:p>
          <text:p text:style-name="P5"/>
          <text:p text:style-name="P5"><text:span text:style-name="Source_20_Text">// Supprimer une collection</text:span></text:p>
          <text:p text:style-name="P6"><text:span text:style-name="Source_20_Text">db.actors.drop();</text:span></text:p>
        </text:list-item>
        <text:list-item>
          <text:p text:style-name="P30"><text:span text:style-name="Strong_20_Emphasis">Insertion de document</text:span> :</text:p>
          <text:p text:style-name="P5"><text:soft-page-break/><text:span text:style-name="Source_20_Text">// Insertion d'un document</text:span></text:p>
          <text:p text:style-name="P5"><text:span text:style-name="Source_20_Text">db.actors.insertOne({ first_name: "Morena", last_name: "BACCARIN" });</text:span></text:p>
          <text:p text:style-name="P5"/>
          <text:p text:style-name="P5"><text:span text:style-name="Source_20_Text">// Insertion de plusieurs documents</text:span></text:p>
          <text:p text:style-name="P5"><text:span text:style-name="Source_20_Text">db.actors.insertMany([</text:span></text:p>
          <text:p text:style-name="P5"><text:span text:style-name="Source_20_Text"><text:s text:c="2"/>{ first_name: "Chris", last_name: "PRATT", birth_date: "21/06/1979" },</text:span></text:p>
          <text:p text:style-name="P5"><text:span text:style-name="Source_20_Text"><text:s text:c="2"/>{ first_name: "Zoe", last_name: "SALDANA", birth_date: "19/06/1978" }</text:span></text:p>
          <text:p text:style-name="P6"><text:span text:style-name="Source_20_Text">]);</text:span></text:p>
        </text:list-item>
        <text:list-item>
          <text:p text:style-name="P30"><text:span text:style-name="Strong_20_Emphasis">Sélection de document</text:span> :</text:p>
          <text:p text:style-name="P5"><text:span text:style-name="Source_20_Text">// Sélection avec un critère</text:span></text:p>
          <text:p text:style-name="P5"><text:span text:style-name="Source_20_Text">db.actors.find({ first_name: "Chris" });</text:span></text:p>
          <text:p text:style-name="P5"/>
          <text:p text:style-name="P5"><text:span text:style-name="Source_20_Text">// Sélection avec plusieurs critères</text:span></text:p>
          <text:p text:style-name="P5"><text:span text:style-name="Source_20_Text">db.actors.find({ first_name: "Chris", last_name: "PRATT" });</text:span></text:p>
          <text:p text:style-name="P5"/>
          <text:p text:style-name="P5"><text:span text:style-name="Source_20_Text">// Sélection avec un objet imbriqué</text:span></text:p>
          <text:p text:style-name="P6"><text:span text:style-name="Source_20_Text">db.actors.find({ "address.city": "Los Angeles" });</text:span></text:p>
        </text:list-item>
        <text:list-item>
          <text:p text:style-name="P30"><text:span text:style-name="Strong_20_Emphasis">Projection</text:span> :</text:p>
          <text:p text:style-name="P5"><text:span text:style-name="Source_20_Text">// Sélection avec projection</text:span></text:p>
          <text:p text:style-name="P6"><text:span text:style-name="Source_20_Text">db.actors.find({ first_name: "Chris", last_name: "PRATT" }, { last_name: true, _id: false });</text:span></text:p>
        </text:list-item>
        <text:list-item>
          <text:p text:style-name="P30"><text:span text:style-name="Strong_20_Emphasis">Agrégation</text:span> :</text:p>
          <text:p text:style-name="P5"><text:span text:style-name="Source_20_Text">// Agrégation pour calculer l'âge moyen des acteurs par genre</text:span></text:p>
          <text:p text:style-name="P5"><text:span text:style-name="Source_20_Text">db.actors.aggregate([</text:span></text:p>
          <text:p text:style-name="P5"><text:span text:style-name="Source_20_Text"><text:s text:c="2"/>{ $group: { "_id": "$gender", "avg_age": { $avg: "$age" } } }</text:span></text:p>
          <text:p text:style-name="P6"><text:span text:style-name="Source_20_Text">]);</text:span></text:p>
        </text:list-item>
        <text:list-item>
          <text:p text:style-name="P30"><text:span text:style-name="Strong_20_Emphasis">Mise à jour de document</text:span> :</text:p>
          <text:p text:style-name="P5"><text:span text:style-name="Source_20_Text">// Mise à jour d'un document</text:span></text:p>
          <text:p text:style-name="P5"><text:span text:style-name="Source_20_Text">db.actors.updateOne({ last_name: "PRATT" }, { $set: { first_name: "Christopher" } });</text:span></text:p>
          <text:p text:style-name="P5"/>
          <text:p text:style-name="P5"><text:span text:style-name="Source_20_Text">// Mise à jour de plusieurs documents</text:span></text:p>
          <text:p text:style-name="P6"><text:span text:style-name="Source_20_Text">db.actors.updateMany({ last_name: "BACCARIN" }, { $set: { oscar_winner: false } });</text:span></text:p>
        </text:list-item>
        <text:list-item>
          <text:p text:style-name="P30"><text:span text:style-name="Strong_20_Emphasis">Suppression de document</text:span> :</text:p>
          <text:p text:style-name="P5"><text:span text:style-name="Source_20_Text">// Suppression d'un document</text:span></text:p>
          <text:p text:style-name="P5"><text:span text:style-name="Source_20_Text">db.actors.deleteOne({ last_name: "BACCARIN" });</text:span></text:p>
          <text:p text:style-name="P5"/>
          <text:p text:style-name="P5"><text:span text:style-name="Source_20_Text">// Suppression de plusieurs documents</text:span></text:p>
          <text:p text:style-name="P6"><text:span text:style-name="Source_20_Text">db.actors.deleteMany({ last_name: "BACCARIN" });</text:span></text:p>
        </text:list-item>
      </text:list>
      <text:p text:style-name="Horizontal_20_Line"/>
      <text:h text:style-name="Heading_20_3" text:outline-level="3">Ressources utiles</text:h>
      <text:list text:style-name="L13">
        <text:list-item>
          <text:p text:style-name="P32">MongoDB Documentation </text:p>
        </text:list-item>
        <text:list-item>
          <text:p text:style-name="P32">Blog Dyma </text:p>
        </text:list-item>
        <text:list-item>
          <text:p text:style-name="P31">TutorialsTeacher MongoDB </text:p>
        </text:list-item>
      </text:list>
      <text:p text:style-name="Text_20_body"/>
      <text:p text:style-name="Text_20_body"><text:soft-page-break/></text:p>
      <text:h text:style-name="P1" text:outline-level="1">Bases de Données NoSQL &amp; MongoDB</text:h>
      <text:h text:style-name="P2" text:outline-level="2">Introduction</text:h>
      <text:p text:style-name="P35">Les bases de données NoSQL ("Not Only SQL") sont une réponse aux limites des bases relationnelles (SQL) face à l'explosion des données. Elles sont conçues pour une grande scalabilité, des performances optimales et une souplesse accrue.</text:p>
      <text:h text:style-name="P3" text:outline-level="3">Pourquoi NoSQL ?</text:h>
      <text:list text:style-name="L1">
        <text:list-item>
          <text:p text:style-name="P12"><text:span text:style-name="Strong_20_Emphasis">Scalabilité</text:span> : Gère efficacement de grands volumes de données.</text:p>
        </text:list-item>
        <text:list-item>
          <text:p text:style-name="P12"><text:span text:style-name="Strong_20_Emphasis">Flexibilité</text:span> : Modèle de données adaptatif (pas de schéma rigide).</text:p>
        </text:list-item>
        <text:list-item>
          <text:p text:style-name="P12"><text:span text:style-name="Strong_20_Emphasis">Performance</text:span> : Requêtage plus rapide sur de grosses bases.</text:p>
        </text:list-item>
        <text:list-item>
          <text:p text:style-name="P12"><text:span text:style-name="Strong_20_Emphasis">Disponibilité</text:span> : Répartition des données sur plusieurs serveurs.</text:p>
        </text:list-item>
      </text:list>
      <text:h text:style-name="P2" text:outline-level="2">Comparaison SQL vs NoSQL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Critère</text:p>
          </table:table-cell>
          <table:table-cell table:style-name="Tableau1.A1" office:value-type="string">
            <text:p text:style-name="P10">SQL (Relationnel)</text:p>
          </table:table-cell>
          <table:table-cell table:style-name="Tableau1.A1" office:value-type="string">
            <text:p text:style-name="P10">NoSQL (Non relationnel)</text:p>
          </table:table-cell>
        </table:table-row>
        <table:table-row>
          <table:table-cell table:style-name="Tableau1.A1" office:value-type="string">
            <text:p text:style-name="P9"><text:span text:style-name="Strong_20_Emphasis">Structure</text:span></text:p>
          </table:table-cell>
          <table:table-cell table:style-name="Tableau1.A1" office:value-type="string">
            <text:p text:style-name="P9">Tables avec lignes et colonnes</text:p>
          </table:table-cell>
          <table:table-cell table:style-name="Tableau1.A1" office:value-type="string">
            <text:p text:style-name="P9">Collections avec documents flexibles</text:p>
          </table:table-cell>
        </table:table-row>
        <table:table-row>
          <table:table-cell table:style-name="Tableau1.A1" office:value-type="string">
            <text:p text:style-name="P9"><text:span text:style-name="Strong_20_Emphasis">Transactions</text:span></text:p>
          </table:table-cell>
          <table:table-cell table:style-name="Tableau1.A1" office:value-type="string">
            <text:p text:style-name="P9">ACID (Atomicité, Cohérence, Isolation, Durabilité)</text:p>
          </table:table-cell>
          <table:table-cell table:style-name="Tableau1.A1" office:value-type="string">
            <text:p text:style-name="P9">BASE (Disponibilité, État souple, Cohérence à terme)</text:p>
          </table:table-cell>
        </table:table-row>
        <table:table-row>
          <table:table-cell table:style-name="Tableau1.A1" office:value-type="string">
            <text:p text:style-name="P9"><text:span text:style-name="Strong_20_Emphasis">Scalabilité</text:span></text:p>
          </table:table-cell>
          <table:table-cell table:style-name="Tableau1.A1" office:value-type="string">
            <text:p text:style-name="P9">Verticale (serveur plus puissant)</text:p>
          </table:table-cell>
          <table:table-cell table:style-name="Tableau1.A1" office:value-type="string">
            <text:p text:style-name="P9">Horizontale (ajout de serveurs)</text:p>
          </table:table-cell>
        </table:table-row>
        <table:table-row>
          <table:table-cell table:style-name="Tableau1.A1" office:value-type="string">
            <text:p text:style-name="P9"><text:span text:style-name="Strong_20_Emphasis">Performances</text:span></text:p>
          </table:table-cell>
          <table:table-cell table:style-name="Tableau1.A1" office:value-type="string">
            <text:p text:style-name="P9">Bonne pour petits ensembles</text:p>
          </table:table-cell>
          <table:table-cell table:style-name="Tableau1.A1" office:value-type="string">
            <text:p text:style-name="P9">Optimale pour big data</text:p>
          </table:table-cell>
        </table:table-row>
      </table:table>
      <text:h text:style-name="P2" text:outline-level="2">Les Types de Bases NoSQL</text:h>
      <text:list text:style-name="L14">
        <text:list-item>
          <text:p text:style-name="P33"><text:span text:style-name="Strong_20_Emphasis">Orientées Clé-Valeur</text:span> (Ex: Redis) → Simple et rapide.</text:p>
        </text:list-item>
        <text:list-item>
          <text:p text:style-name="P33"><text:span text:style-name="Strong_20_Emphasis">Colonnes Dynamiques</text:span> (Ex: Cassandra) → Optimisées pour l'analyse.</text:p>
        </text:list-item>
        <text:list-item>
          <text:p text:style-name="P33"><text:span text:style-name="Strong_20_Emphasis">Orientées Documents</text:span> (Ex: MongoDB) → JSON flexible.</text:p>
        </text:list-item>
        <text:list-item>
          <text:p text:style-name="P33"><text:span text:style-name="Strong_20_Emphasis">Graphes</text:span> (Ex: Neo4j) → Idéales pour les relations complexes.</text:p>
        </text:list-item>
      </text:list>
      <text:h text:style-name="P2" text:outline-level="2">MongoDB : Une Base NoSQL Orientée Documents</text:h>
      <text:p text:style-name="P35">MongoDB stocke les données sous forme de <text:span text:style-name="Strong_20_Emphasis">documents JSON</text:span> plutôt que de tableaux.</text:p>
      <text:h text:style-name="P3" text:outline-level="3">Terminologie SQL vs MongoDB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SQL</text:p>
          </table:table-cell>
          <table:table-cell table:style-name="Tableau2.A1" office:value-type="string">
            <text:p text:style-name="P9">MongoDB</text:p>
          </table:table-cell>
        </table:table-row>
        <table:table-row>
          <table:table-cell table:style-name="Tableau2.A1" office:value-type="string">
            <text:p text:style-name="P9">Table</text:p>
          </table:table-cell>
          <table:table-cell table:style-name="Tableau2.A1" office:value-type="string">
            <text:p text:style-name="P9">Collection</text:p>
          </table:table-cell>
        </table:table-row>
        <table:table-row>
          <table:table-cell table:style-name="Tableau2.A1" office:value-type="string">
            <text:p text:style-name="P9">Ligne</text:p>
          </table:table-cell>
          <table:table-cell table:style-name="Tableau2.A1" office:value-type="string">
            <text:p text:style-name="P9">Document</text:p>
          </table:table-cell>
        </table:table-row>
        <table:table-row>
          <table:table-cell table:style-name="Tableau2.A1" office:value-type="string">
            <text:p text:style-name="P9">Colonne</text:p>
          </table:table-cell>
          <table:table-cell table:style-name="Tableau2.A1" office:value-type="string">
            <text:p text:style-name="P9">Champ</text:p>
          </table:table-cell>
        </table:table-row>
        <table:table-row>
          <table:table-cell table:style-name="Tableau2.A1" office:value-type="string">
            <text:p text:style-name="P9">Jointure</text:p>
          </table:table-cell>
          <table:table-cell table:style-name="Tableau2.A1" office:value-type="string">
            <text:p text:style-name="P9">Document imbriqué</text:p>
          </table:table-cell>
        </table:table-row>
      </table:table>
      <text:h text:style-name="P3" text:outline-level="3"><text:soft-page-break/>Installation MongoDB</text:h>
      <text:list text:style-name="L15">
        <text:list-item>
          <text:p text:style-name="P34"><text:span text:style-name="Strong_20_Emphasis">Localement</text:span> : <text:span text:style-name="Source_20_Text">winget install -e --id MongoDB.Server</text:span></text:p>
        </text:list-item>
        <text:list-item>
          <text:p text:style-name="P34"><text:span text:style-name="Strong_20_Emphasis">Via Docker</text:span> : <text:span text:style-name="Source_20_Text">docker run -d -p 27017:27017 mongo</text:span></text:p>
        </text:list-item>
        <text:list-item>
          <text:p text:style-name="P34"><text:span text:style-name="Strong_20_Emphasis">Client Graphique</text:span> : MongoDB Compass</text:p>
        </text:list-item>
      </text:list>
      <text:h text:style-name="P2" text:outline-level="2">Manipulation de Données en MongoDB</text:h>
      <text:h text:style-name="P3" text:outline-level="3">1. Création d'une Base et Collection</text:h>
      <text:p text:style-name="P7"><text:span text:style-name="Source_20_Text">use ma_base;</text:span></text:p>
      <text:p text:style-name="P8"><text:span text:style-name="Source_20_Text">db.createCollection("utilisateurs");</text:span></text:p>
      <text:h text:style-name="P3" text:outline-level="3">2. Insertion de Documents</text:h>
      <text:p text:style-name="P8"><text:span text:style-name="Source_20_Text">db.utilisateurs.insertOne({ nom: "Doe", prenom: "John", age: 30 });</text:span></text:p>
      <text:h text:style-name="P3" text:outline-level="3">3. Lecture des Données</text:h>
      <text:p text:style-name="P8"><text:span text:style-name="Source_20_Text">db.utilisateurs.find({ age: { $gt: 25 } });</text:span></text:p>
      <text:h text:style-name="P3" text:outline-level="3">4. Mise à Jour des Données</text:h>
      <text:p text:style-name="P8"><text:span text:style-name="Source_20_Text">db.utilisateurs.updateOne({ nom: "Doe" }, { $set: { age: 31 } });</text:span></text:p>
      <text:h text:style-name="P3" text:outline-level="3">5. Suppression de Documents</text:h>
      <text:p text:style-name="P8"><text:span text:style-name="Source_20_Text">db.utilisateurs.deleteOne({ nom: "Doe" });</text:span></text:p>
      <text:h text:style-name="P2" text:outline-level="2">Requêtes Avancées : Agrégation</text:h>
      <text:p text:style-name="P35">L'agrégation permet d'effectuer des analyses avancées sur les données.</text:p>
      <text:h text:style-name="P3" text:outline-level="3">Exemple : Calcul de l'âge moyen des utilisateurs</text:h>
      <text:p text:style-name="P7"><text:span text:style-name="Source_20_Text">db.utilisateurs.aggregate([</text:span></text:p>
      <text:p text:style-name="P7"><text:span text:style-name="Source_20_Text"><text:s text:c="2"/>{ $group: { _id: null, age_moyen: { $avg: "$age" } } }</text:span></text:p>
      <text:p text:style-name="P8"><text:span text:style-name="Source_20_Text">]);</text:span></text:p>
      <text:h text:style-name="P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4:50:29.242000000</meta:creation-date>
    <dc:date>2025-01-30T15:00:17.466000000</dc:date>
    <meta:editing-duration>PT9M48S</meta:editing-duration>
    <meta:editing-cycles>1</meta:editing-cycles>
    <meta:document-statistic meta:table-count="2" meta:image-count="0" meta:object-count="0" meta:page-count="6" meta:paragraph-count="178" meta:word-count="1460" meta:character-count="9237" meta:non-whitespace-character-count="8006"/>
    <meta:generator>LibreOffice/24.2.7.2$Windows_X86_64 LibreOffice_project/ee3885777aa7032db5a9b65deec9457448a91162</meta:generator>
  </office:meta>
</office:document-meta>
</file>